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textarea-horizontal-align="justify" draw:textarea-vertical-align="middle" draw:auto-grow-height="false" fo:min-height="13.847cm" fo:min-width="25.662cm" style:protect="position size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5.719cm" fo:min-width="24.392cm" style:protect="position size"/>
    </style:style>
    <style:style style:name="gr3" style:family="graphic" style:parent-style-name="standard">
      <style:graphic-properties draw:fill-color="#669933" draw:textarea-horizontal-align="justify" draw:textarea-vertical-align="middle" draw:auto-grow-height="false" fo:min-height="2.798cm" fo:min-width="6.866cm" style:protect="position size"/>
    </style:style>
    <style:style style:name="gr4" style:family="graphic" style:parent-style-name="standard">
      <style:graphic-properties draw:textarea-horizontal-align="justify" draw:textarea-vertical-align="middle" draw:auto-grow-height="false" fo:min-height="1.469cm" fo:min-width="4.521cm"/>
    </style:style>
    <style:style style:name="gr5" style:family="graphic" style:parent-style-name="standard">
      <style:graphic-properties draw:textarea-horizontal-align="justify" draw:textarea-vertical-align="middle" draw:auto-grow-height="false" fo:min-height="1.576cm" fo:min-width="5.089cm"/>
    </style:style>
    <style:style style:name="gr6" style:family="graphic" style:parent-style-name="standard">
      <style:graphic-properties draw:textarea-horizontal-align="justify" draw:textarea-vertical-align="middle" draw:auto-grow-height="false" fo:min-height="1.469cm" fo:min-width="4.902cm"/>
    </style:style>
    <style:style style:name="gr7" style:family="graphic" style:parent-style-name="standard">
      <style:graphic-properties draw:textarea-horizontal-align="justify" draw:textarea-vertical-align="middle" draw:auto-grow-height="false" fo:min-height="1.814cm" fo:min-width="8.295cm"/>
    </style:style>
    <style:style style:name="gr8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fill-color="#3399ff" draw:textarea-horizontal-align="justify" draw:textarea-vertical-align="middle" draw:auto-grow-height="false" fo:min-height="1.241cm" fo:min-width="4.547cm" style:protect="position size"/>
    </style:style>
    <style:style style:name="gr12" style:family="graphic" style:parent-style-name="standard">
      <style:graphic-properties draw:textarea-horizontal-align="justify" draw:textarea-vertical-align="middle" draw:auto-grow-height="false" fo:min-height="2.671cm" fo:min-width="6.612cm" style:protect="position size"/>
    </style:style>
    <style:style style:name="gr13" style:family="graphic" style:parent-style-name="standard">
      <style:graphic-properties draw:fill-color="#dddddd" draw:textarea-horizontal-align="justify" draw:textarea-vertical-align="middle" draw:auto-grow-height="false" fo:min-height="2.29cm" fo:min-width="7.501cm" style:protect="position size"/>
    </style:style>
    <style:style style:name="gr14" style:family="graphic" style:parent-style-name="standard">
      <style:graphic-properties draw:textarea-horizontal-align="justify" draw:textarea-vertical-align="middle" draw:auto-grow-height="false" fo:min-height="1.576cm" fo:min-width="5.724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3399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669933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6.162cm" svg:height="14.097cm" svg:x="1.769cm" svg:y="1.50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4.892cm" svg:height="5.969cm" svg:x="2.404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xml:id="id1" draw:id="id1" draw:layer="layout" svg:width="7.366cm" svg:height="3.048cm" svg:x="3.094cm" svg:y="3.159cm">
          <text:p text:style-name="P3">Elasticsearch</text:p>
          <draw:enhanced-geometry svg:viewBox="0 0 21600 21600" draw:type="rectangle" draw:enhanced-path="M 0 0 L 21600 0 21600 21600 0 21600 0 0 Z N"/>
        </draw:custom-shape>
        <draw:custom-shape draw:style-name="gr3" draw:text-style-name="P4" xml:id="id4" draw:id="id4" draw:layer="layout" svg:width="7.366cm" svg:height="3.048cm" svg:x="11.167cm" svg:y="3.159cm">
          <text:p text:style-name="P3">Logstash</text:p>
          <draw:enhanced-geometry svg:viewBox="0 0 21600 21600" draw:type="rectangle" draw:enhanced-path="M 0 0 L 21600 0 21600 21600 0 21600 0 0 Z N"/>
        </draw:custom-shape>
        <draw:custom-shape draw:style-name="gr3" draw:text-style-name="P4" xml:id="id6" draw:id="id6" draw:layer="layout" svg:width="7.366cm" svg:height="3.048cm" svg:x="19.226cm" svg:y="3.159cm">
          <text:p text:style-name="P3">Kibana</text:p>
          <draw:enhanced-geometry svg:viewBox="0 0 21600 21600" draw:type="rectangle" draw:enhanced-path="M 0 0 L 21600 0 21600 21600 0 21600 0 0 Z N"/>
        </draw:custom-shape>
        <draw:custom-shape draw:style-name="gr4" draw:text-style-name="P3" xml:id="id3" draw:id="id3" draw:layer="layout" svg:width="5.207cm" svg:height="1.905cm" svg:x="16.256cm" svg:y="8.636cm">
          <text:p text:style-name="P3">rsys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2" draw:id="id2" draw:layer="layout" svg:width="5.588cm" svg:height="2.921cm" svg:x="2.54cm" svg:y="8.763cm">
          <text:p text:style-name="P3">Elasticsearch</text:p>
          <text:p text:style-name="P3">persistent data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3" xml:id="id9" draw:id="id9" draw:layer="layout" svg:width="5.588cm" svg:height="1.905cm" svg:x="9.398cm" svg:y="9.652cm">
          <text:p text:style-name="P3">Cura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9.017cm" svg:height="2.286cm" svg:x="2.286cm" svg:y="12.827cm">
          <text:p text:style-name="P3">Maintenance script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draw:layer="layout" draw:type="curve" svg:x1="6.777cm" svg:y1="6.207cm" svg:x2="5.334cm" svg:y2="8.763cm" draw:start-shape="id1" draw:start-glue-point="2" draw:end-shape="id2" svg:d="M6777 6207c0 1917-1443 639-1443 2556" svg:viewBox="0 0 1444 2557">
          <text:p/>
        </draw:connector>
        <draw:connector draw:style-name="gr9" draw:text-style-name="P5" draw:layer="layout" draw:type="curve" svg:x1="18.859cm" svg:y1="8.636cm" svg:x2="14.85cm" svg:y2="6.207cm" draw:start-shape="id3" draw:start-glue-point="0" draw:end-shape="id4" svg:d="M18859 8636c0-1822-4009-608-4009-2429" svg:viewBox="0 0 4010 2430">
          <text:p/>
        </draw:connector>
        <draw:frame draw:style-name="gr10" draw:text-style-name="P6" draw:layer="layout" svg:width="5.616cm" svg:height="1.047cm" svg:x="20.955cm" svg:y="2.001cm">
          <draw:text-box>
            <text:p>Docker network</text:p>
          </draw:text-box>
        </draw:frame>
        <draw:custom-shape draw:style-name="gr11" draw:text-style-name="P2" draw:layer="layout" svg:width="5.207cm" svg:height="1.651cm" svg:x="22.098cm" svg:y="8.001cm">
          <text:p text:style-name="P3">Docker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3" xml:id="id5" draw:id="id5" draw:layer="layout" svg:width="7.112cm" svg:height="2.921cm" svg:x="1.769cm" svg:y="17.018cm">
          <text:p text:style-name="P3">Web browser</text:p>
          <draw:enhanced-geometry svg:viewBox="0 0 21600 21600" draw:type="rectangle" draw:enhanced-path="M 0 0 L 21600 0 21600 21600 0 21600 0 0 Z N"/>
        </draw:custom-shape>
        <draw:custom-shape draw:style-name="gr12" draw:text-style-name="P3" xml:id="id7" draw:id="id7" draw:layer="layout" svg:width="7.112cm" svg:height="2.921cm" svg:x="20.819cm" svg:y="17.018cm">
          <text:p text:style-name="P3">OpenSSH client</text:p>
          <draw:enhanced-geometry svg:viewBox="0 0 21600 21600" draw:type="rectangle" draw:enhanced-path="M 0 0 L 21600 0 21600 21600 0 21600 0 0 Z N"/>
        </draw:custom-shape>
        <draw:custom-shape draw:style-name="gr13" draw:text-style-name="P1" xml:id="id8" draw:id="id8" draw:layer="layout" svg:width="8.001cm" svg:height="2.54cm" svg:x="19.939cm" svg:y="13.081cm">
          <text:p>VirtualBox</text:p>
          <text:p>Ubuntu 14.04 LTS</text:p>
          <draw:enhanced-geometry svg:viewBox="0 0 21600 21600" draw:type="rectangle" draw:enhanced-path="M 0 0 L 21600 0 21600 21600 0 21600 0 0 Z N"/>
        </draw:custom-shape>
        <draw:connector draw:style-name="gr9" draw:text-style-name="P5" draw:layer="layout" draw:type="curve" svg:x1="8.881cm" svg:y1="18.478cm" svg:x2="22.909cm" svg:y2="6.207cm" draw:start-shape="id5" draw:start-glue-point="1" draw:end-shape="id6" draw:end-glue-point="2" svg:d="M8881 18478c9352 0 14028-4090 14028-12271" svg:viewBox="0 0 14029 12272">
          <text:p/>
        </draw:connector>
        <draw:connector draw:style-name="gr8" draw:text-style-name="P5" draw:layer="layout" draw:type="curve" svg:x1="24.375cm" svg:y1="17.018cm" svg:x2="23.939cm" svg:y2="15.621cm" draw:start-shape="id7" draw:start-glue-point="0" draw:end-shape="id8" draw:end-glue-point="2" svg:d="M24375 17018c0-1048-436-350-436-1397" svg:viewBox="0 0 437 1398">
          <text:p/>
        </draw:connector>
        <draw:custom-shape draw:style-name="gr14" draw:text-style-name="P3" draw:layer="layout" svg:width="6.223cm" svg:height="2.921cm" svg:x="12.7cm" svg:y="12.192cm">
          <text:p text:style-name="P3">Configuration</text:p>
          <text:p text:style-name="P3">files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7" draw:layer="layout" draw:type="curve" svg:x1="12.192cm" svg:y1="9.652cm" svg:x2="6.777cm" svg:y2="6.207cm" draw:start-shape="id9" draw:start-glue-point="0" draw:end-shape="id1" svg:d="M12192 9652c0-2584-5415-862-5415-3445" svg:viewBox="0 0 5416 3446">
          <text:p/>
        </draw:connector>
        <draw:connector draw:style-name="gr9" draw:text-style-name="P7" draw:layer="layout" draw:type="curve" draw:line-skew="0.13cm" svg:x1="22.909cm" svg:y1="3.159cm" svg:x2="6.777cm" svg:y2="3.159cm" draw:start-shape="id6" draw:start-glue-point="0" draw:end-shape="id1" draw:end-glue-point="0" svg:d="M22909 3159c0-556-16132-556-16132 0" svg:viewBox="0 0 16133 418">
          <text:p/>
        </draw:connector>
        <draw:connector draw:style-name="gr9" draw:text-style-name="P7" draw:layer="layout" svg:x1="11.167cm" svg:y1="4.683cm" svg:x2="10.46cm" svg:y2="4.683cm" draw:start-shape="id4" draw:start-glue-point="3" draw:end-shape="id1" draw:end-glue-point="1" svg:d="M11167 4683h-707" svg:viewBox="0 0 708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Ubuntu" fo:font-family="Ubuntu" style:font-style-name="Regular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693cm" fo:page-height="21.006cm" style:print-orientation="landscape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ilip Dimovski</meta:initial-creator>
    <meta:creation-date>2016-10-31T02:41:44.989200581</meta:creation-date>
    <dc:date>2016-10-31T03:27:01.788954062</dc:date>
    <dc:creator>Filip Dimovski</dc:creator>
    <meta:editing-duration>PT2M7S</meta:editing-duration>
    <meta:editing-cycles>1</meta:editing-cycles>
    <meta:document-statistic meta:object-count="22"/>
    <meta:generator>LibreOffice/5.1.4.2$Linux_X86_64 LibreOffice_project/10m0$Build-2</meta:generator>
  </office:meta>
</office:document-meta>
</file>